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18000000A0F11F9EE6.png" manifest:media-type="image/png"/>
  <manifest:file-entry manifest:full-path="Pictures/1000000100000217000000394A91C8A5.png" manifest:media-type="image/png"/>
  <manifest:file-entry manifest:full-path="Pictures/100000010000021A000000319C818F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203cm"/>
    </style:style>
    <style:style style:name="Tabla1.B" style:family="table-column">
      <style:table-column-properties style:column-width="2.988cm"/>
    </style:style>
    <style:style style:name="Tabla1.C" style:family="table-column">
      <style:table-column-properties style:column-width="3.695cm"/>
    </style:style>
    <style:style style:name="Tabla1.D" style:family="table-column">
      <style:table-column-properties style:column-width="3.642cm"/>
    </style:style>
    <style:style style:name="Tabla1.E" style:family="table-column">
      <style:table-column-properties style:column-width="4.471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812cm"/>
    </style:style>
    <style:style style:name="Tabla2.B" style:family="table-column">
      <style:table-column-properties style:column-width="3.067cm"/>
    </style:style>
    <style:style style:name="Tabla2.C" style:family="table-column">
      <style:table-column-properties style:column-width="4.232cm"/>
    </style:style>
    <style:style style:name="Tabla2.D" style:family="table-column">
      <style:table-column-properties style:column-width="3.787cm"/>
    </style:style>
    <style:style style:name="Tabla2.E" style:family="table-column">
      <style:table-column-properties style:column-width="4.103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.441cm" fo:margin-left="0cm" table:align="left"/>
    </style:style>
    <style:style style:name="Tabla3.A" style:family="table-column">
      <style:table-column-properties style:column-width="3.417cm"/>
    </style:style>
    <style:style style:name="Tabla3.B" style:family="table-column">
      <style:table-column-properties style:column-width="7.336cm"/>
    </style:style>
    <style:style style:name="Tabla3.C" style:family="table-column">
      <style:table-column-properties style:column-width="6.689cm"/>
    </style:style>
    <style:style style:name="Tabla3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officeooo:rsid="001520d4" officeooo:paragraph-rsid="001520d4"/>
    </style:style>
    <style:style style:name="P4" style:family="paragraph" style:parent-style-name="Text_20_body" style:list-style-name="L1">
      <style:text-properties officeooo:rsid="001520d4"/>
    </style:style>
    <style:style style:name="P5" style:family="paragraph" style:parent-style-name="Text_20_body">
      <style:text-properties officeooo:rsid="001520d4"/>
    </style:style>
    <style:style style:name="P6" style:family="paragraph" style:parent-style-name="Text_20_body" style:list-style-name="L1">
      <style:text-properties officeooo:rsid="001520d4" officeooo:paragraph-rsid="00182241"/>
    </style:style>
    <style:style style:name="P7" style:family="paragraph" style:parent-style-name="Heading_20_3">
      <style:paragraph-properties fo:margin-top="0cm" fo:margin-bottom="0.247cm" style:contextual-spacing="false" fo:line-height="115%"/>
      <style:text-properties officeooo:rsid="001520d4" officeooo:paragraph-rsid="00182241"/>
    </style:style>
    <style:style style:name="P8" style:family="paragraph" style:parent-style-name="Text_20_body" style:list-style-name="L2">
      <style:text-properties officeooo:rsid="001520d4"/>
    </style:style>
    <style:style style:name="P9" style:family="paragraph" style:parent-style-name="Heading_20_1">
      <style:paragraph-properties fo:text-align="center" style:justify-single-word="false"/>
      <style:text-properties officeooo:paragraph-rsid="0019269d"/>
    </style:style>
    <style:style style:name="P10" style:family="paragraph" style:parent-style-name="Text_20_body">
      <style:paragraph-properties fo:text-align="center" style:justify-single-word="false"/>
      <style:text-properties officeooo:paragraph-rsid="0019269d"/>
    </style:style>
    <style:style style:name="P11" style:family="paragraph" style:parent-style-name="Text_20_body">
      <style:paragraph-properties fo:text-align="start" style:justify-single-word="false"/>
      <style:text-properties fo:font-size="14pt" fo:font-weight="bold" officeooo:rsid="0019269d" officeooo:paragraph-rsid="0019269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officeooo:paragraph-rsid="0019269d"/>
    </style:style>
    <style:style style:name="P13" style:family="paragraph" style:parent-style-name="Heading_20_4">
      <style:paragraph-properties fo:text-align="start" style:justify-single-word="false"/>
      <style:text-properties officeooo:paragraph-rsid="0019269d"/>
    </style:style>
    <style:style style:name="P14" style:family="paragraph" style:parent-style-name="Quotations">
      <style:paragraph-properties fo:margin-top="0cm" fo:margin-bottom="0.247cm" style:contextual-spacing="false" fo:line-height="115%"/>
    </style:style>
    <style:style style:name="P15" style:family="paragraph" style:parent-style-name="Text_20_body" style:list-style-name="L3"/>
    <style:style style:name="P16" style:family="paragraph" style:parent-style-name="Text_20_body">
      <style:paragraph-properties fo:text-align="start" style:justify-single-word="false"/>
      <style:text-properties fo:font-size="14pt" fo:font-weight="bold" officeooo:paragraph-rsid="0019269d" style:font-size-asian="14pt" style:font-weight-asian="bold" style:font-size-complex="14pt" style:font-weight-complex="bold"/>
    </style:style>
    <style:style style:name="P17" style:family="paragraph" style:parent-style-name="Table_20_Contents">
      <style:text-properties officeooo:paragraph-rsid="001a8e49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1c4d58" officeooo:paragraph-rsid="001c4d58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4pt" fo:font-weight="normal" officeooo:rsid="001c4d58" officeooo:paragraph-rsid="001c4d58" style:font-size-asian="14pt" style:font-weight-asian="normal" style:font-size-complex="14pt" style:font-weight-complex="normal"/>
    </style:style>
    <style:style style:name="P20" style:family="paragraph" style:parent-style-name="Text_20_body">
      <style:text-properties fo:font-size="14pt" fo:font-weight="normal" officeooo:rsid="001c4d58" style:font-size-asian="14pt" style:font-weight-asian="normal" style:font-size-complex="14pt" style:font-weight-complex="normal"/>
    </style:style>
    <style:style style:name="P21" style:family="paragraph" style:parent-style-name="Text_20_body">
      <style:text-properties fo:font-size="14pt" fo:font-weight="bold" officeooo:rsid="001c4d58" officeooo:paragraph-rsid="001c4d58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start" style:justify-single-word="false"/>
      <style:text-properties officeooo:paragraph-rsid="001c4d58"/>
    </style:style>
    <style:style style:name="P23" style:family="paragraph" style:parent-style-name="Heading_20_1">
      <style:paragraph-properties fo:text-align="center" style:justify-single-word="false"/>
      <style:text-properties officeooo:paragraph-rsid="001c8dd4"/>
    </style:style>
    <style:style style:name="P24" style:family="paragraph" style:parent-style-name="Text_20_body">
      <style:text-properties fo:font-size="14pt" fo:font-weight="bold" officeooo:rsid="001c8dd4" officeooo:paragraph-rsid="001c8dd4" style:font-size-asian="14pt" style:font-weight-asian="bold" style:font-size-complex="14pt" style:font-weight-complex="bold"/>
    </style:style>
    <style:style style:name="P25" style:family="paragraph" style:parent-style-name="Text_20_body">
      <style:text-properties fo:font-weight="bold" style:font-weight-asian="bold" style:font-weight-complex="bold"/>
    </style:style>
    <style:style style:name="P26" style:family="paragraph" style:parent-style-name="Text_20_body">
      <style:text-properties fo:font-weight="bold" officeooo:rsid="001c8dd4" officeooo:paragraph-rsid="001c8dd4" style:font-weight-asian="bold" style:font-weight-complex="bold"/>
    </style:style>
    <style:style style:name="P27" style:family="paragraph" style:parent-style-name="Text_20_body">
      <style:text-properties officeooo:paragraph-rsid="001c8dd4"/>
    </style:style>
    <style:style style:name="P28" style:family="paragraph" style:parent-style-name="Text_20_body">
      <style:text-properties fo:font-weight="bold" officeooo:rsid="001e2408" officeooo:paragraph-rsid="001e2408" style:font-weight-asian="bold" style:font-weight-complex="bold"/>
    </style:style>
    <style:style style:name="P29" style:family="paragraph" style:parent-style-name="Text_20_body">
      <style:text-properties fo:font-weight="normal" officeooo:rsid="001e2408" officeooo:paragraph-rsid="001e2408" style:font-weight-asian="normal" style:font-weight-complex="normal"/>
    </style:style>
    <style:style style:name="P30" style:family="paragraph" style:parent-style-name="Heading_20_3">
      <style:text-properties fo:font-weight="normal" officeooo:rsid="001e2408" officeooo:paragraph-rsid="001e2408" style:font-weight-asian="normal" style:font-weight-complex="normal"/>
    </style:style>
    <style:style style:name="P31" style:family="paragraph" style:parent-style-name="Text_20_body">
      <style:text-properties officeooo:rsid="001e2408"/>
    </style:style>
    <style:style style:name="P32" style:family="paragraph" style:parent-style-name="Text_20_body" style:list-style-name="L4">
      <style:text-properties officeooo:rsid="001e2408"/>
    </style:style>
    <style:style style:name="P33" style:family="paragraph" style:parent-style-name="Text_20_body" style:list-style-name="L5">
      <style:text-properties officeooo:rsid="001e2408"/>
    </style:style>
    <style:style style:name="P34" style:family="paragraph" style:parent-style-name="Text_20_body" style:list-style-name="L6">
      <style:text-properties officeooo:rsid="001e2408"/>
    </style:style>
    <style:style style:name="P35" style:family="paragraph" style:parent-style-name="Text_20_body" style:list-style-name="L6">
      <style:text-properties fo:font-weight="normal" officeooo:rsid="001e240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es Unidad 2</text:h>
      <text:h text:style-name="P1" text:outline-level="1">Bloque 1: Principios de diseño interactivo</text:h>
      <text:h text:style-name="P2" text:outline-level="1">Actividad 1. Análisis de interfaz real</text:h>
      <text:p text:style-name="P3">Mi web seleccionada es PcComponentes en la cual he observado estos elementos Hansen dentro de ella:</text:p>
      <text:list text:style-name="L1">
        <text:list-item>
          <text:p text:style-name="P4"><text:span text:style-name="Strong_20_Emphasis">Visibilidad:</text:span><text:line-break/>PcComponentes muestra claramente los elementos principales de navegación como pueden ser el buscador, categorías de productos, carrito, cuenta y soporte. El usuario sabe en todo momento dónde se encuentra gracias a la barra de navegación y al <text:span text:style-name="Emphasis">breadcrumb</text:span> <text:s/>que aparece en cada página de producto.<text:line-break/><draw:frame draw:style-name="fr1" draw:name="Imagen1" text:anchor-type="char" svg:x="-2cm" svg:y="2.891cm" svg:width="20.999cm" svg:height="1.849cm" draw:z-index="0"><draw:image xlink:href="Pictures/1000000100000718000000A0F11F9EE6.png" xlink:type="simple" xlink:show="embed" xlink:actuate="onLoad" draw:mime-type="image/png"/></draw:frame></text:p>
        </text:list-item>
        <text:list-item>
          <text:p text:style-name="P4"><text:span text:style-name="Strong_20_Emphasis">Retroalimentación (feedback):</text:span><text:line-break/>Cada acción genera una respuesta visible. Cuando se añade un producto al carrito, aparece una ventana emergente confirmando la acción y ofreciendo la opción de “Ir al carrito” o “Seguir comprando”.<text:line-break/><draw:frame draw:style-name="fr1" draw:name="Imagen2" text:anchor-type="char" svg:x="2.096cm" svg:y="2.448cm" svg:width="12.598cm" svg:height="1.342cm" draw:z-index="1"><draw:image xlink:href="Pictures/1000000100000217000000394A91C8A5.png" xlink:type="simple" xlink:show="embed" xlink:actuate="onLoad" draw:mime-type="image/png"/></draw:frame></text:p>
        </text:list-item>
      </text:list>
      <text:p text:style-name="P5"/>
      <text:p text:style-name="P5"><draw:frame draw:style-name="fr1" draw:name="Imagen3" text:anchor-type="char" svg:x="2.096cm" svg:y="-0.06cm" svg:width="12.123cm" svg:height="1.104cm" draw:z-index="2"><draw:image xlink:href="Pictures/100000010000021A000000319C818F00.png" xlink:type="simple" xlink:show="embed" xlink:actuate="onLoad" draw:mime-type="image/png"/></draw:frame></text:p>
      <text:p text:style-name="P5"/>
      <text:p text:style-name="P5"/>
      <text:list text:continue-numbering="true" text:style-name="L1">
        <text:list-item>
          <text:p text:style-name="P4"><text:span text:style-name="Strong_20_Emphasis">Consistencia:</text:span><text:line-break/>La web mantiene una identidad visual uniforme (colores naranja y gris, tipografía legible y botones redondeados). Los menús y filtros funcionan igual en todas las categorías, lo que facilita la navegación.</text:p>
        </text:list-item>
        <text:list-item>
          <text:p text:style-name="P4"><text:span text:style-name="Strong_20_Emphasis">Control del usuario:</text:span><text:line-break/>El usuario puede modificar el carrito, eliminar productos, o volver atrás sin perder su progreso. También puede filtrar y ordenar resultados libremente según precio, marca o valoración.</text:p>
        </text:list-item>
        <text:list-item>
          <text:p text:style-name="P4"><text:span text:style-name="Strong_20_Emphasis">Prevención y manejo de errores:</text:span><text:line-break/>Si el usuario intenta finalizar la compra sin rellenar un campo obligatorio (como la dirección), el sistema muestra mensajes claros que indican qué falta completar.<text:line-break/></text:p>
        </text:list-item>
        <text:list-item>
          <text:p text:style-name="P4"><text:span text:style-name="Strong_20_Emphasis">Flexibilidad y eficiencia de uso:</text:span><text:line-break/>PcComponentes ofrece opciones rápidas como “Añadir al carrito” desde la vista de listado o <text:soft-page-break/>el uso de la barra de búsqueda con autocompletado. Esto acelera la experiencia de usuarios frecuentes.<text:line-break/></text:p>
        </text:list-item>
        <text:list-item>
          <text:p text:style-name="P6"><text:span text:style-name="Strong_20_Emphasis">Compatibilidad:</text:span><text:line-break/>La interfaz se adapta bien a distintos dispositivos y sigue patrones de tiendas online reconocibles, lo que reduce la curva de aprendizaje.</text:p>
        </text:list-item>
      </text:list>
      <text:h text:style-name="P7" text:outline-level="3"/>
      <text:h text:style-name="P7" text:outline-level="3"><text:s/>Errores o violaciones de principios detectados</text:h>
      <text:list text:style-name="L2">
        <text:list-item>
          <text:p text:style-name="P8"><text:span text:style-name="Strong_20_Emphasis">Exceso de información visual:</text:span><text:line-break/>La página principal puede resultar abrumadora: demasiados banners, promociones y productos destacados. Esto dificulta que el usuario centre su atención en una tarea concreta.</text:p>
        </text:list-item>
        <text:list-item>
          <text:p text:style-name="P8"><text:span text:style-name="Strong_20_Emphasis">Ubicación poco clara de opciones de ayuda :</text:span><text:line-break/>El acceso al servicio de atención al cliente o devoluciones no está siempre visible. En algunos apartados es necesario hacer <text:span text:style-name="Emphasis">scroll</text:span> hasta el final o buscar en menús secundarios, lo que reduce el control percibido por el usuario.</text:p>
        </text:list-item>
      </text:list>
      <text:p text:style-name="P3"/>
      <text:h text:style-name="P9" text:outline-level="1">Bloque 2: Prototipado y diseño de interfaces</text:h>
      <text:p text:style-name="P10"/>
      <text:p text:style-name="P10"/>
      <text:p text:style-name="P11">Actividad 5. Comparativa de CM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CMS</text:p>
            </table:table-cell>
            <table:table-cell table:style-name="Tabla1.A1" office:value-type="string">
              <text:p text:style-name="Table_20_Heading">Lenguajes base</text:p>
            </table:table-cell>
            <table:table-cell table:style-name="Tabla1.A1" office:value-type="string">
              <text:p text:style-name="Table_20_Heading">Dificultad de uso</text:p>
            </table:table-cell>
            <table:table-cell table:style-name="Tabla1.A1" office:value-type="string">
              <text:p text:style-name="Table_20_Heading">Flexibilidad / Plugins</text:p>
            </table:table-cell>
            <table:table-cell table:style-name="Tabla1.A1" office:value-type="string">
              <text:p text:style-name="Table_20_Heading">Usos recomendados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WordPress</text:span></text:p>
          </table:table-cell>
          <table:table-cell table:style-name="Tabla1.A1" office:value-type="string">
            <text:p text:style-name="Table_20_Contents">PHP, MySQL, HTML, CSS, JavaScript</text:p>
          </table:table-cell>
          <table:table-cell table:style-name="Tabla1.A1" office:value-type="string">
            <text:p text:style-name="Table_20_Contents"><text:s/>Fácil. Interfaz muy intuitiva para principiantes.</text:p>
          </table:table-cell>
          <table:table-cell table:style-name="Tabla1.A1" office:value-type="string">
            <text:p text:style-name="Table_20_Contents">+60.000 plugins. Muy flexible para blogs, portfolios y tiendas.</text:p>
          </table:table-cell>
          <table:table-cell table:style-name="Tabla1.A1" office:value-type="string">
            <text:p text:style-name="Table_20_Contents">Blogs, webs personales, tiendas online, sitios corporativos pequeños o median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Joomla</text:span></text:p>
          </table:table-cell>
          <table:table-cell table:style-name="Tabla1.A1" office:value-type="string">
            <text:p text:style-name="Table_20_Contents">PHP, MySQL</text:p>
          </table:table-cell>
          <table:table-cell table:style-name="Tabla1.A1" office:value-type="string">
            <text:p text:style-name="Table_20_Contents">Media. Requiere conocimientos básicos de estructura web.</text:p>
          </table:table-cell>
          <table:table-cell table:style-name="Tabla1.A1" office:value-type="string">
            <text:p text:style-name="Table_20_Contents">Muchos módulos y extensiones, aunque menos que WordPress.</text:p>
          </table:table-cell>
          <table:table-cell table:style-name="Tabla1.A1" office:value-type="string">
            <text:p text:style-name="Table_20_Contents">Portales institucionales, intranets, webs con gestión de usuarios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rupal</text:span></text:p>
          </table:table-cell>
          <table:table-cell table:style-name="Tabla1.A1" office:value-type="string">
            <text:p text:style-name="Table_20_Contents">PHP, MySQL / PostgreSQL</text:p>
          </table:table-cell>
          <table:table-cell table:style-name="Tabla1.A1" office:value-type="string">
            <text:p text:style-name="Table_20_Contents">Difícil. Orientado a desarrolladores o proyectos grandes.</text:p>
          </table:table-cell>
          <table:table-cell table:style-name="Tabla1.A1" office:value-type="string">
            <text:p text:style-name="Table_20_Contents">Altamente configurable y modular, pero más complejo.</text:p>
          </table:table-cell>
          <table:table-cell table:style-name="Tabla1.A1" office:value-type="string">
            <text:p text:style-name="Table_20_Contents">Sitios gubernamentales, universidades, grandes comunidades.</text:p>
          </table:table-cell>
        </table:table-row>
      </table:table>
      <text:p text:style-name="P12"/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header-rows>
          <table:table-row>
            <table:table-cell table:style-name="Tabla2.A1" office:value-type="string">
              <text:p text:style-name="Table_20_Heading">CMS</text:p>
            </table:table-cell>
            <table:table-cell table:style-name="Tabla2.A1" office:value-type="string">
              <text:p text:style-name="Table_20_Heading">Lenguajes base</text:p>
            </table:table-cell>
            <table:table-cell table:style-name="Tabla2.A1" office:value-type="string">
              <text:p text:style-name="Table_20_Heading">Dificultad de uso</text:p>
            </table:table-cell>
            <table:table-cell table:style-name="Tabla2.A1" office:value-type="string">
              <text:p text:style-name="Table_20_Heading">Flexibilidad / Plugins</text:p>
            </table:table-cell>
            <table:table-cell table:style-name="Tabla2.A1" office:value-type="string">
              <text:p text:style-name="Table_20_Heading">Usos recomendados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Webflow</text:span></text:p>
          </table:table-cell>
          <table:table-cell table:style-name="Tabla2.A1" office:value-type="string">
            <text:p text:style-name="Table_20_Contents">HTML, CSS, <text:soft-page-break/>JavaScript (generados visualmente)</text:p>
          </table:table-cell>
          <table:table-cell table:style-name="Tabla2.A1" office:value-type="string">
            <text:p text:style-name="Table_20_Contents"><text:s/>Media. Interfaz visual <text:soft-page-break/>tipo “drag &amp; drop” con curva de aprendizaje moderada.</text:p>
          </table:table-cell>
          <table:table-cell table:style-name="Tabla2.A1" office:value-type="string">
            <text:p text:style-name="Table_20_Contents">Gran libertad de <text:soft-page-break/>diseño, integraciones con CMS propio y animaciones.</text:p>
          </table:table-cell>
          <table:table-cell table:style-name="Tabla2.A1" office:value-type="string">
            <text:p text:style-name="Table_20_Contents">Portfolios <text:soft-page-break/>profesionales, webs de diseño, startups o agencias creativas.</text:p>
          </table:table-cell>
        </table:table-row>
      </table:table>
      <text:p text:style-name="P12"/>
      <text:h text:style-name="P13" text:outline-level="4"><text:span text:style-name="Strong_20_Emphasis">Recomendación para un portfolio personal</text:span></text:h>
      <text:p text:style-name="P14"><text:span text:style-name="T1">Para un </text:span><text:span text:style-name="Strong_20_Emphasis"><text:span text:style-name="T1">proyecto de portfolio personal</text:span></text:span><text:span text:style-name="T1">, el </text:span><text:span text:style-name="Strong_20_Emphasis"><text:span text:style-name="T1">CMS más recomendable es WordPress</text:span></text:span><text:span text:style-name="T1">, por las siguientes razones:</text:span></text:p>
      <text:list text:style-name="L3">
        <text:list-item>
          <text:p text:style-name="P15"><text:span text:style-name="Strong_20_Emphasis"><text:span text:style-name="T1">Facilidad de uso:</text:span></text:span><text:span text:style-name="T1"> permite crear y personalizar páginas sin conocimientos avanzados.</text:span></text:p>
        </text:list-item>
        <text:list-item>
          <text:p text:style-name="P15"><text:span text:style-name="Strong_20_Emphasis"><text:span text:style-name="T1">Gran cantidad de plantillas y plugins gratuitos</text:span></text:span><text:span text:style-name="T1">, ideales para mostrar proyectos, currículum o galería.</text:span></text:p>
        </text:list-item>
        <text:list-item>
          <text:p text:style-name="P15"><text:span text:style-name="Strong_20_Emphasis"><text:span text:style-name="T1">Amplio soporte y comunidad</text:span></text:span><text:span text:style-name="T1">, con recursos y actualizaciones frecuentes.</text:span></text:p>
        </text:list-item>
        <text:list-item>
          <text:p text:style-name="P15"><text:span text:style-name="Strong_20_Emphasis"><text:span text:style-name="T1">Diseños adaptativos (responsive)</text:span></text:span><text:span text:style-name="T1"> disponibles de forma sencilla.</text:span></text:p>
        </text:list-item>
      </text:list>
      <text:p text:style-name="Text_20_body"/>
      <text:p text:style-name="P16">Actividad 6. Fases de desarrollo de una interfaz</text:p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Fase</text:p>
            </table:table-cell>
            <table:table-cell table:style-name="Tabla3.A1" office:value-type="string">
              <text:p text:style-name="Table_20_Heading">Descripción</text:p>
            </table:table-cell>
            <table:table-cell table:style-name="Tabla3.A1" office:value-type="string">
              <text:p text:style-name="Table_20_Heading">Objetivos principales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Investigación y análisis</text:span></text:p>
          </table:table-cell>
          <table:table-cell table:style-name="Tabla3.A1" office:value-type="string">
            <text:p text:style-name="Table_20_Contents">Se estudia el público objetivo, las necesidades del usuario y los objetivos del proyecto. Se analizan competidores y tendencias.</text:p>
          </table:table-cell>
          <table:table-cell table:style-name="Tabla3.A1" office:value-type="string">
            <text:p text:style-name="P17">- Definir usuarios.</text:p>
            <text:p text:style-name="P17">- Identificar problemas y expectativas.</text:p>
            <text:p text:style-name="P17">- Analizar interfaces similare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/>Arquitectura de la información</text:span></text:p>
          </table:table-cell>
          <table:table-cell table:style-name="Tabla3.A1" office:value-type="string">
            <text:p text:style-name="Table_20_Contents">Se organiza el contenido y se define la estructura lógica del sitio: jerarquías, menús y navegación.</text:p>
          </table:table-cell>
          <table:table-cell table:style-name="Tabla3.A1" office:value-type="string">
            <text:p text:style-name="P17">- Crear mapa del sitio.</text:p>
            <text:p text:style-name="P17">- Organizar contenidos de forma clara.- Evitar sobrecarga cognitiva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/>wireframe</text:span></text:p>
          </table:table-cell>
          <table:table-cell table:style-name="Tabla3.A1" office:value-type="string">
            <text:p text:style-name="Table_20_Contents">Se realizan esquemas o bocetos que muestran la disposición de los elementos sin centrarse aún en el aspecto visual.</text:p>
          </table:table-cell>
          <table:table-cell table:style-name="Tabla3.A1" office:value-type="string">
            <text:p text:style-name="P17">- Definir posiciones de botones, menús, textos e imágenes.</text:p>
            <text:p text:style-name="P17">- Determinar flujos de navegación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<text:s/>prototipo</text:span></text:p>
          </table:table-cell>
          <table:table-cell table:style-name="Tabla3.A1" office:value-type="string">
            <text:p text:style-name="Table_20_Contents">Se aplican estilos gráficos, tipografías, colores y componentes visuales coherentes con la identidad del sitio.</text:p>
          </table:table-cell>
          <table:table-cell table:style-name="Tabla3.A1" office:value-type="string">
            <text:p text:style-name="P17">- Mejorar estética y legibilidad.- Mantener consistencia visual.</text:p>
            <text:p text:style-name="P17">- Diseñar con criterios de accesibilidad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mplementación / Desarrollo</text:span></text:p>
          </table:table-cell>
          <table:table-cell table:style-name="Tabla3.A1" office:value-type="string">
            <text:p text:style-name="Table_20_Contents">Se transforma el prototipo en código (HTML, CSS, JavaScript o CMS).</text:p>
          </table:table-cell>
          <table:table-cell table:style-name="Tabla3.A1" office:value-type="string">
            <text:p text:style-name="P17">- Crear una web funcional y adaptable.</text:p>
            <text:p text:style-name="P17">- Comprobar compatibilidad en distintos dispositivos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Pruebas y validación</text:span></text:p>
          </table:table-cell>
          <table:table-cell table:style-name="Tabla3.A1" office:value-type="string">
            <text:p text:style-name="Table_20_Contents">Se testea la interfaz con usuarios o revisores. Se evalúan la usabilidad, el rendimiento y la accesibilidad.</text:p>
          </table:table-cell>
          <table:table-cell table:style-name="Tabla3.A1" office:value-type="string">
            <text:p text:style-name="P17">- Detectar errores.</text:p>
            <text:p text:style-name="P17">- Validar la experiencia del usuario.</text:p>
            <text:p text:style-name="P17">- Asegurar el cumplimiento de normas WCAG.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Mantenimiento y mejora continua</text:span></text:p>
          </table:table-cell>
          <table:table-cell table:style-name="Tabla3.A1" office:value-type="string">
            <text:p text:style-name="Table_20_Contents">Se actualizan contenidos, se corrigen errores y se añaden nuevas funciones según la retroalimentación.</text:p>
          </table:table-cell>
          <table:table-cell table:style-name="Tabla3.A1" office:value-type="string">
            <text:p text:style-name="P17">- Mantener seguridad y rendimiento.</text:p>
            <text:p text:style-name="P17">- Mejorar SEO y accesibilidad.</text:p>
          </table:table-cell>
        </table:table-row>
      </table:table>
      <text:p text:style-name="P12"/>
      <text:p text:style-name="P12"/>
      <text:p text:style-name="P18"><text:soft-page-break/>2. Aspectos a revisar en cada fase</text:p>
      <text:p text:style-name="P19"><text:span text:style-name="T2">Identificación:</text:span>Perfil del usuario, metas del sitio y contexto de uso.</text:p>
      <text:p text:style-name="P20"><text:span text:style-name="T2">Distribución:</text:span> Ubicación lógica de los elementos en pantalla.</text:p>
      <text:p text:style-name="P20"><text:span text:style-name="T2">Organización:</text:span> Jerarquía de la información y facilidad de navegación.</text:p>
      <text:p text:style-name="P20"><text:span text:style-name="T2">Extensión:</text:span> Cantidad adecuada de contenido por página; evitar sobrecarga.</text:p>
      <text:p text:style-name="P20"><text:span text:style-name="T2">Patrones:</text:span> Reutilización coherente de botones, menús y estilos visuales.</text:p>
      <text:p text:style-name="P20"><text:span text:style-name="T2">Accesibilidad: </text:span>Colores contrastados, texto alternativo, navegación por teclado.</text:p>
      <text:p text:style-name="P20"/>
      <text:p text:style-name="P21">3. ESQUEMA:</text:p>
      <text:p text:style-name="P18">Investigación y Análisis</text:p>
      <text:p text:style-name="P18"><text:s text:c="8"/>↓</text:p>
      <text:p text:style-name="P18">Arquitectura de la Información</text:p>
      <text:p text:style-name="P18"><text:s text:c="8"/>↓</text:p>
      <text:p text:style-name="P18">Wireframe</text:p>
      <text:p text:style-name="P18"><text:s text:c="8"/>↓</text:p>
      <text:p text:style-name="P18">Prototipo</text:p>
      <text:p text:style-name="P18"><text:s text:c="8"/>↓</text:p>
      <text:p text:style-name="P18">Implementación / Desarrollo</text:p>
      <text:p text:style-name="P18"><text:s text:c="8"/>↓</text:p>
      <text:p text:style-name="P18">Pruebas y Validación</text:p>
      <text:p text:style-name="P18"><text:s text:c="8"/>↓</text:p>
      <text:p text:style-name="P18">Mantenimiento y Mejora Continua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1" text:is-list-header="true"><text:soft-page-break/>Bloque 3: Búsqueda, ampliación y reflexión</text:h>
      <text:p text:style-name="Text_20_body"/>
      <text:p text:style-name="P24">1. Herramientas nuevas para hacer el prototipado.</text:p>
      <text:p text:style-name="P25">Penpot</text:p>
      <text:p text:style-name="Text_20_body">Plataforma de diseño y prototipado open source creada por Kaleidos. Permite trabajo colaborativo en tiempo real.</text:p>
      <text:p text:style-name="P26">PROS:</text:p>
      <text:p text:style-name="Text_20_body">Gratuita y de código abierto.</text:p>
      <text:p text:style-name="Text_20_body">Funciona en navegador sin instalación.</text:p>
      <text:p text:style-name="Text_20_body">Soporta SVG nativo y componentes reutilizables.</text:p>
      <text:p text:style-name="P26">CONTRAS:</text:p>
      <text:p text:style-name="P27">Menos plantillas y plugins que Figma.</text:p>
      <text:p text:style-name="P27"><text:s/>Interfaz más técnica, menos intuitiva para principiantes.</text:p>
      <text:p text:style-name="P25">Framer</text:p>
      <text:p text:style-name="Text_20_body">Herramienta moderna que combina diseño y desarrollo web, permite publicar prototipos como webs reales.</text:p>
      <text:p text:style-name="P26">PROS:</text:p>
      <text:p text:style-name="Text_20_body">Permite diseño visual y publicación directa.</text:p>
      <text:p text:style-name="Text_20_body">Ideal para prototipos interactivos reales.</text:p>
      <text:p text:style-name="Text_20_body">Integración con React y animaciones avanzadas.</text:p>
      <text:p text:style-name="P26">CONTRAS:</text:p>
      <text:p text:style-name="Text_20_body">Curva de aprendizaje alta.</text:p>
      <text:p text:style-name="Text_20_body">Plan gratuito limitado en funciones.</text:p>
      <text:p text:style-name="Text_20_body"/>
      <text:p text:style-name="P28">INFOGRAFÍA DE PENPOS:</text:p>
      <text:p text:style-name="P28"><text:span text:style-name="Strong_20_Emphasis"><text:span text:style-name="T1">Penpot</text:span></text:span><text:span text:style-name="T1"> es una alternativa libre a Figma orientada a equipos de diseño y desarrollo.<text:line-break/>Funciona desde el navegador y permite importar/exportar SVGs fácilmente.<text:line-break/>Su mayor ventaja es la colaboración en tiempo real y el control total de los archivos sin depender de software privativo.<text:line-break/>Ideal para proyectos educativos o corporativos con enfoque en software libre. </text:span></text:p>
      <text:p text:style-name="P29"/>
      <text:p text:style-name="P29"/>
      <text:p text:style-name="P29"/>
      <text:h text:style-name="P30" text:outline-level="3"><text:soft-page-break/><text:span text:style-name="Strong_20_Emphasis">Actividad 8. Usabilidad y accesibilidad</text:span></text:h>
      <text:p text:style-name="P31"><text:span text:style-name="Strong_20_Emphasis">1. Normas y estándares de accesibilidad web:</text:span><text:span text:style-name="T1"/></text:p>
      <text:list text:style-name="L4">
        <text:list-item>
          <text:p text:style-name="P32"><text:span text:style-name="Strong_20_Emphasis"><text:span text:style-name="T1">WCAG (Web Content Accessibility Guidelines):</text:span></text:span><text:span text:style-name="T1"> conjunto de pautas del W3C para que el contenido web sea accesible para todas las personas.</text:span></text:p>
        </text:list-item>
        <text:list-item>
          <text:p text:style-name="P32"><text:span text:style-name="Strong_20_Emphasis"><text:span text:style-name="T1">WAI (Web Accessibility Initiative):</text:span></text:span><text:span text:style-name="T1"> iniciativa del W3C que desarrolla las WCAG y promueve la accesibilidad digital.</text:span></text:p>
        </text:list-item>
        <text:list-item>
          <text:p text:style-name="P32"><text:span text:style-name="Strong_20_Emphasis"><text:span text:style-name="T1">EN 301 549:</text:span></text:span><text:span text:style-name="T1"> norma europea que aplica los principios WCAG a sitios y aplicaciones públicas.</text:span></text:p>
        </text:list-item>
      </text:list>
      <text:p text:style-name="P31"><text:span text:style-name="Strong_20_Emphasis">2. Aplicación en el diseño de interfaces:</text:span><text:span text:style-name="T1"/></text:p>
      <text:list text:style-name="L5">
        <text:list-item>
          <text:p text:style-name="P33"><text:span text:style-name="Strong_20_Emphasis"><text:span text:style-name="T1">Perceptible:</text:span></text:span><text:span text:style-name="T1"> el contenido debe poder verse o escucharse fácilmente (ej. texto alternativo en imágenes).</text:span></text:p>
        </text:list-item>
        <text:list-item>
          <text:p text:style-name="P33"><text:span text:style-name="Strong_20_Emphasis"><text:span text:style-name="T1">Operable:</text:span></text:span><text:span text:style-name="T1"> la interfaz debe poder usarse con teclado, ratón o lector de pantalla.</text:span></text:p>
        </text:list-item>
        <text:list-item>
          <text:p text:style-name="P33"><text:span text:style-name="Strong_20_Emphasis"><text:span text:style-name="T1">Comprensible:</text:span></text:span><text:span text:style-name="T1"> el contenido y los controles deben ser claros, con mensajes de error informativos.</text:span></text:p>
        </text:list-item>
        <text:list-item>
          <text:p text:style-name="P33"><text:span text:style-name="Strong_20_Emphasis"><text:span text:style-name="T1">Robusto:</text:span></text:span><text:span text:style-name="T1"> compatible con navegadores, lectores y dispositivos diversos.</text:span></text:p>
        </text:list-item>
      </text:list>
      <text:p text:style-name="P31"><text:span text:style-name="Strong_20_Emphasis">3. Medidas concretas para aplicar en el prototipo:</text:span><text:span text:style-name="T1"/></text:p>
      <text:list text:style-name="L6">
        <text:list-item>
          <text:p text:style-name="P34"><text:span text:style-name="T1">Añadir </text:span><text:span text:style-name="Strong_20_Emphasis"><text:span text:style-name="T1">texto alternativo</text:span></text:span><text:span text:style-name="T1"> en todas las imágenes.</text:span></text:p>
        </text:list-item>
        <text:list-item>
          <text:p text:style-name="P34"><text:span text:style-name="T1">Asegurar </text:span><text:span text:style-name="Strong_20_Emphasis"><text:span text:style-name="T1">contraste suficiente</text:span></text:span><text:span text:style-name="T1"> entre texto y fondo (mínimo 4.5:1 según WCAG 2.1).</text:span></text:p>
        </text:list-item>
        <text:list-item>
          <text:p text:style-name="P34"><text:span text:style-name="T1">Hacer la </text:span><text:span text:style-name="Strong_20_Emphasis"><text:span text:style-name="T1">navegación completamente accesible por teclado</text:span></text:span><text:span text:style-name="T1"> (tabulación y foco visibles).</text:span></text:p>
          <text:p text:style-name="P35"/>
        </text:list-item>
      </text:list>
      <text:p text:style-name="Title"><text:a xlink:type="simple" xlink:href="https://app.moqups.com/7aa8ogQdKYzfAxQtKZWbp2cJkhDfed4I/view/page/ac1a5c63c" text:style-name="Internet_20_link" text:visited-style-name="Visited_20_Internet_20_Link">ENLACE PARA CAFE VINTAGE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2:50:20.656170900</meta:creation-date>
    <dc:date>2025-11-05T14:39:40.845817700</dc:date>
    <meta:editing-duration>PT38M45S</meta:editing-duration>
    <meta:editing-cycles>9</meta:editing-cycles>
    <meta:generator>LibreOffice/25.2.6.2$Windows_X86_64 LibreOffice_project/729c5bfe710f5eb71ed3bbde9e06a6065e9c6c5d</meta:generator>
    <meta:document-statistic meta:table-count="3" meta:image-count="3" meta:object-count="0" meta:page-count="6" meta:paragraph-count="144" meta:word-count="1223" meta:character-count="8370" meta:non-whitespace-character-count="7253"/>
  </office:meta>
</office:document-meta>
</file>